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5.108cm" table:align="left"/>
    </style:style>
    <style:style style:name="Tabla1.A" style:family="table-column">
      <style:table-column-properties style:column-width="7.643cm"/>
    </style:style>
    <style:style style:name="Tabla1.B" style:family="table-column">
      <style:table-column-properties style:column-width="7.465cm"/>
    </style:style>
    <style:style style:name="Tabla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2" style:family="table">
      <style:table-properties style:width="15.108cm" table:align="left"/>
    </style:style>
    <style:style style:name="Tabla2.A" style:family="table-column">
      <style:table-column-properties style:column-width="7.643cm"/>
    </style:style>
    <style:style style:name="Tabla2.B" style:family="table-column">
      <style:table-column-properties style:column-width="7.465cm"/>
    </style:style>
    <style:style style:name="Tabla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2.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3" style:family="table">
      <style:table-properties style:width="15.108cm" table:align="left"/>
    </style:style>
    <style:style style:name="Tabla3.A" style:family="table-column">
      <style:table-column-properties style:column-width="7.643cm"/>
    </style:style>
    <style:style style:name="Tabla3.B" style:family="table-column">
      <style:table-column-properties style:column-width="7.465cm"/>
    </style:style>
    <style:style style:name="Tabla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3.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3.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Standard">
      <style:text-properties officeooo:paragraph-rsid="00085827"/>
    </style:style>
    <style:style style:name="P3" style:family="paragraph" style:parent-style-name="Standard">
      <style:text-properties officeooo:rsid="00085827" officeooo:paragraph-rsid="00085827"/>
    </style:style>
    <style:style style:name="P4" style:family="paragraph" style:parent-style-name="Table_20_Contents">
      <style:text-properties officeooo:paragraph-rsid="00085827"/>
    </style:style>
    <style:style style:name="P5" style:family="paragraph" style:parent-style-name="Text_20_body">
      <style:text-properties officeooo:paragraph-rsid="00085827"/>
    </style:style>
    <style:style style:name="P6" style:family="paragraph" style:parent-style-name="Text_20_body">
      <style:text-properties officeooo:rsid="00085827" officeooo:paragraph-rsid="00085827"/>
    </style:style>
    <style:style style:name="T1" style:family="text">
      <style:text-properties fo:font-weight="normal" style:font-weight-asian="normal" style:font-weight-complex="normal"/>
    </style:style>
    <style:style style:name="T2" style:family="text">
      <style:text-properties officeooo:rsid="000858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magina que ya has acabado tu ciclo de FP y busca 3 ofertas reales en portales de empleo: InfoJobs, LinkedIn, Infoempleo, webs especializadas de tu sector y en un metabuscador como Indeed. Restringe la búsqueda a tu localidad o provincia. </text:p>
      <text:p text:style-name="Text_20_body"><text:bookmark text:name="yui_3_18_1_1_1757619757126_49"/><text:span text:style-name="Strong_20_Emphasis">1º) Analiza cada una de las oferta</text:span>s y rellena una tabla:</text:p>
      <text:p text:style-name="P1"><text:bookmark text:name="yui_3_18_1_1_1757619757126_38"/><text:bookmark text:name="yui_3_18_1_1_1757619757126_37"/><text:bookmark text:name="yui_3_18_1_1_1757619757126_36"/></text:p>
      <table:table table:name="Tabla1" table:style-name="Tabla1">
        <table:table-column table:style-name="Tabla1.A"/>
        <table:table-column table:style-name="Tabla1.B"/>
        <table:table-row>
          <table:table-cell table:style-name="Tabla1.A1" office:value-type="string">
            <text:p text:style-name="Table_20_Contents"><text:bookmark text:name="yui_3_18_1_1_1757619757126_35"/>Título del puesto</text:p>
          </table:table-cell>
          <table:table-cell table:style-name="Tabla1.B1" office:value-type="string">
            <text:p text:style-name="Table_20_Contents"><text:span text:style-name="T1"> </text:span><text:span text:style-name="Strong_20_Emphasis"><text:span text:style-name="T1">Técnico/a Sistemas de Seguridad Electrónica ADT</text:span></text:span><text:span text:style-name="T1"> – Johnson Controls / ADT, Valencia </text:span></text:p>
          </table:table-cell>
        </table:table-row>
        <table:table-row>
          <table:table-cell table:style-name="Tabla1.A2" office:value-type="string">
            <text:p text:style-name="Table_20_Contents">Funciones y tareas</text:p>
          </table:table-cell>
          <table:table-cell table:style-name="Tabla1.B2" office:value-type="string">
            <text:p text:style-name="Table_20_Contents"> Instalación de sistemas de seguridad electrónica (alarmas, sensores, etc.)</text:p>
            <text:p text:style-name="Table_20_Contents"/>
            <text:p text:style-name="P4">Mantenimiento y reparación de estos sistemas</text:p>
            <text:p text:style-name="P4"><text:s/></text:p>
            <text:p text:style-name="Table_20_Contents">Gestión de tareas técnicas relacionadas con la monitorización/explotación de los sistemas de seguridad </text:p>
          </table:table-cell>
        </table:table-row>
        <table:table-row>
          <table:table-cell table:style-name="Tabla1.A2" office:value-type="string">
            <text:p text:style-name="Table_20_Contents">Requisitos: formación, experiencia, otros</text:p>
          </table:table-cell>
          <table:table-cell table:style-name="Tabla1.B2" office:value-type="string">
            <text:p text:style-name="Table_20_Contents"> Experiencia previa: se valora que ya se haya trabajado instalando y manteniendo sistemas de seguridad </text:p>
          </table:table-cell>
        </table:table-row>
        <table:table-row>
          <table:table-cell table:style-name="Tabla1.A2" office:value-type="string">
            <text:p text:style-name="Table_20_Contents">Condiciones: duración, horario, salarios</text:p>
          </table:table-cell>
          <table:table-cell table:style-name="Tabla1.B2" office:value-type="string">
            <text:p text:style-name="Table_20_Contents"><text:span text:style-name="T1"> Salario: </text:span><text:span text:style-name="Strong_20_Emphasis"><text:span text:style-name="T1">21.000 €/año bruto</text:span></text:span> </text:p>
            <text:p text:style-name="Table_20_Contents"/>
            <text:p text:style-name="Table_20_Contents">Vacante permanente (“vacante” sin indicar que sea temporal) parece que contratación estable </text:p>
            <text:p text:style-name="Table_20_Contents"/>
            <text:p text:style-name="Table_20_Contents">Jornada completa presumiblemente </text:p>
          </table:table-cell>
        </table:table-row>
        <table:table-row>
          <table:table-cell table:style-name="Tabla1.A2" office:value-type="string">
            <text:p text:style-name="Table_20_Contents">Habilidades y competencias</text:p>
          </table:table-cell>
          <table:table-cell table:style-name="Tabla1.B2" office:value-type="string">
            <text:p text:style-name="Table_20_Contents"> Hard skills: conocimiento de seguridad electrónica, instalación de alarmas, mantenimiento técnico, resolución de averías, conocimiento de componentes electrónicos</text:p>
            <text:p text:style-name="Table_20_Contents"/>
            <text:p text:style-name="Table_20_Contents">Soft skills: responsabilidad, autonomía, precisión, capacidad para desplazamientos, trabajo por objetivos, atención al cliente </text:p>
          </table:table-cell>
        </table:table-row>
        <table:table-row>
          <table:table-cell table:style-name="Tabla1.A6" office:value-type="string">
            <text:p text:style-name="Table_20_Contents">Información sobre la empresa y su proyecto</text:p>
          </table:table-cell>
          <table:table-cell table:style-name="Tabla1.B6" office:value-type="string">
            <text:p text:style-name="Table_20_Contents"> ADT (parte de Johnson Controls) es una empresa especializada en sistemas de seguridad electrónica, alarmas, monitorización, protección de propiedades. Es una empresa grande con presencia nacional e internacional. Proyecto implicaría trabajar con estándares profesionales, tecnologías de seguridad, posiblemente formación interna, servicios vinculados al mantenimiento continuo </text:p>
          </table:table-cell>
        </table:table-row>
      </table:table>
      <text:p text:style-name="Text_20_body"><text:span text:style-name="Strong_20_Emphasis"/></text:p>
      <text:p text:style-name="Text_20_body"><text:span text:style-name="Strong_20_Emphasis"/></text:p>
      <text:p text:style-name="Text_20_body"><text:span text:style-name="Strong_20_Emphasis"/></text:p>
      <text:p text:style-name="P5"><text:soft-page-break/></text:p>
      <table:table table:name="Tabla2" table:style-name="Tabla2">
        <table:table-column table:style-name="Tabla2.A"/>
        <table:table-column table:style-name="Tabla2.B"/>
        <table:table-row>
          <table:table-cell table:style-name="Tabla2.A1" office:value-type="string">
            <text:p text:style-name="P4"><text:bookmark text:name="yui_3_18_1_1_1757619757126_35 Copy 1"/>Título del puesto</text:p>
          </table:table-cell>
          <table:table-cell table:style-name="Tabla2.B1" office:value-type="string">
            <text:p text:style-name="P4"><text:span text:style-name="Strong_20_Emphasis"><text:span text:style-name="T1">Técnico/a Soporte Informático – Presencial</text:span></text:span><text:span text:style-name="T1"> – Alzira (Valencia) <text:s/></text:span></text:p>
          </table:table-cell>
        </table:table-row>
        <table:table-row>
          <table:table-cell table:style-name="Tabla2.A2" office:value-type="string">
            <text:p text:style-name="P4">Funciones y tareas</text:p>
          </table:table-cell>
          <table:table-cell table:style-name="Tabla2.B2" office:value-type="string">
            <text:p text:style-name="P4"> Soporte informático presencial: atención a usuarios, resolución de incidencias de hardware/software localizadas en Alzira </text:p>
            <text:p text:style-name="P4"/>
            <text:p text:style-name="P4">Instalación/configuración de software / equipos posiblemente</text:p>
            <text:p text:style-name="P4"/>
            <text:p text:style-name="P4">Interacción con usuarios finales, diagnosticar problemas, ayudar con herramientas comunes de uso diario</text:p>
          </table:table-cell>
        </table:table-row>
        <table:table-row>
          <table:table-cell table:style-name="Tabla2.A2" office:value-type="string">
            <text:p text:style-name="P4">Requisitos: formación, experiencia, otros</text:p>
          </table:table-cell>
          <table:table-cell table:style-name="Tabla2.B2" office:value-type="string">
            <text:p text:style-name="P4"><text:span text:style-name="T1">Experiencia mínima: </text:span><text:span text:style-name="Strong_20_Emphasis"><text:span text:style-name="T1">al menos 1 año</text:span></text:span><text:span text:style-name="T1"> en puesto similar</text:span> </text:p>
            <text:p text:style-name="P4"/>
            <text:p text:style-name="P4">Localidad: debe residir o estar dispuesto a desplazarse a Alzira.</text:p>
          </table:table-cell>
        </table:table-row>
        <table:table-row>
          <table:table-cell table:style-name="Tabla2.A2" office:value-type="string">
            <text:p text:style-name="P4">Condiciones: duración, horario, salarios</text:p>
          </table:table-cell>
          <table:table-cell table:style-name="Tabla2.B2" office:value-type="string">
            <text:p text:style-name="P4"><text:span text:style-name="T1"> Contrato: no siempre indicado pero la oferta dice “presencial” y parece de tipo indefinido o estable, aunque no confirmado </text:span></text:p>
            <text:p text:style-name="P4"><text:span text:style-name="T1"/></text:p>
            <text:p text:style-name="P4"><text:span text:style-name="T1">Jornada: completa (presencial) según lo que se entiende normalmente si no se indica parcial. </text:span></text:p>
            <text:p text:style-name="P4"><text:span text:style-name="T1"/></text:p>
            <text:p text:style-name="P4"><text:span text:style-name="T1">Salario: no aparece cifra concreta en lo que vi </text:span></text:p>
          </table:table-cell>
        </table:table-row>
        <table:table-row>
          <table:table-cell table:style-name="Tabla2.A2" office:value-type="string">
            <text:p text:style-name="P4">Habilidades y competencias</text:p>
          </table:table-cell>
          <table:table-cell table:style-name="Tabla2.B2" office:value-type="string">
            <text:p text:style-name="P4"> Hard skills: conocimiento de sistemas operativos, soporte informático, resolución de incidencias de hardware/software, instalación/configuración básica </text:p>
            <text:p text:style-name="P4"/>
            <text:p text:style-name="P4">Soft skills: buena comunicación con usuarios, paciencia, capacidad de aprendizaje, responsabilidad, disponibilidad, orientación al servicio </text:p>
          </table:table-cell>
        </table:table-row>
        <table:table-row>
          <table:table-cell table:style-name="Tabla2.A6" office:value-type="string">
            <text:p text:style-name="P4">Información sobre la empresa y su proyecto</text:p>
          </table:table-cell>
          <table:table-cell table:style-name="Tabla2.B6" office:value-type="string">
            <text:p text:style-name="P4"> No se proporciona mucha información en la oferta sobre la empresa (nombre, tamaño, proyecto) </text:p>
          </table:table-cell>
        </table:table-row>
      </table:table>
      <text:p text:style-name="P2"><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ext:p text:style-name="P5"><text:span text:style-name="Strong_20_Emphasis"/></text:p>
      <table:table table:name="Tabla3" table:style-name="Tabla3">
        <table:table-column table:style-name="Tabla3.A"/>
        <table:table-column table:style-name="Tabla3.B"/>
        <text:soft-page-break/>
        <table:table-row>
          <table:table-cell table:style-name="Tabla3.A1" office:value-type="string">
            <text:p text:style-name="P4"><text:bookmark text:name="yui_3_18_1_1_1757619757126_35 Copy 1 Copy 1"/>Título del puesto</text:p>
          </table:table-cell>
          <table:table-cell table:style-name="Tabla3.B1" office:value-type="string">
            <text:p text:style-name="P4"><text:span text:style-name="Strong_20_Emphasis"><text:span text:style-name="T1">Técnico/a Soporte N1</text:span></text:span><text:span text:style-name="T1"> – Valencia (InfoJobs) <text:s text:c="2"/></text:span></text:p>
          </table:table-cell>
        </table:table-row>
        <table:table-row>
          <table:table-cell table:style-name="Tabla3.A2" office:value-type="string">
            <text:p text:style-name="P4">Funciones y tareas</text:p>
          </table:table-cell>
          <table:table-cell table:style-name="Tabla3.B2" office:value-type="string">
            <text:p text:style-name="P4"> Soporte técnico de nivel 1 (nivel básico): atender incidencias, soporte usuario, posiblemente software estándar </text:p>
            <text:p text:style-name="P4"/>
            <text:p text:style-name="P4">Tareas de soporte técnico cotidiano bajo supervisión si hace falta </text:p>
          </table:table-cell>
        </table:table-row>
        <table:table-row>
          <table:table-cell table:style-name="Tabla3.A2" office:value-type="string">
            <text:p text:style-name="P4">Requisitos: formación, experiencia, otros</text:p>
          </table:table-cell>
          <table:table-cell table:style-name="Tabla3.B2" office:value-type="string">
            <text:p text:style-name="P4"><text:span text:style-name="T1">Formación mínima: </text:span><text:span text:style-name="Strong_20_Emphasis"><text:span text:style-name="T1">Ciclo Formativo Grado Medio - Informática y Comunicaciones</text:span></text:span><text:span text:style-name="T1"> </text:span></text:p>
            <text:p text:style-name="P4"><text:span text:style-name="T1"/></text:p>
            <text:p text:style-name="P4"><text:span text:style-name="T1">Experiencia mínima: al menos </text:span><text:span text:style-name="Strong_20_Emphasis"><text:span text:style-name="T1">1 año</text:span></text:span><text:span text:style-name="T1"> en puesto similar </text:span></text:p>
          </table:table-cell>
        </table:table-row>
        <table:table-row>
          <table:table-cell table:style-name="Tabla3.A2" office:value-type="string">
            <text:p text:style-name="P4">Condiciones: duración, horario, salarios</text:p>
          </table:table-cell>
          <table:table-cell table:style-name="Tabla3.B2" office:value-type="string">
            <text:p text:style-name="P4"><text:span text:style-name="T1">Contrato: se indica que es una oferta normal de empleo, no prácticas probablemente indefinido o por campaña</text:span></text:p>
            <text:p text:style-name="P4"><text:span text:style-name="T1"/></text:p>
            <text:p text:style-name="P4"><text:span text:style-name="T1">Jornada completa </text:span></text:p>
            <text:p text:style-name="P4"><text:span text:style-name="T1"/></text:p>
            <text:p text:style-name="P4"><text:span text:style-name="T1">Salario: no se especifica <text:s/></text:span></text:p>
          </table:table-cell>
        </table:table-row>
        <table:table-row>
          <table:table-cell table:style-name="Tabla3.A2" office:value-type="string">
            <text:p text:style-name="P4">Habilidades y competencias</text:p>
          </table:table-cell>
          <table:table-cell table:style-name="Tabla3.B2" office:value-type="string">
            <text:p text:style-name="P4">Hard skills: conocimientos básicos de hardware/software, uso de sistemas operativos, redes básicas, herramientas de ayuda/soporte técnico </text:p>
            <text:p text:style-name="P4"/>
            <text:p text:style-name="P4">Soft skills: paciencia, comunicación con usuarios no técnicos, capacidad de aprender, responsabilidad, puntualidad </text:p>
          </table:table-cell>
        </table:table-row>
        <table:table-row>
          <table:table-cell table:style-name="Tabla3.A6" office:value-type="string">
            <text:p text:style-name="P4">Información sobre la empresa y su proyecto</text:p>
          </table:table-cell>
          <table:table-cell table:style-name="Tabla3.B6" office:value-type="string">
            <text:p text:style-name="P4"> La oferta no detalla empresa concreta (o al menos no encontré nombre público en lo revisado) </text:p>
          </table:table-cell>
        </table:table-row>
      </table:table>
      <text:p text:style-name="P2"><text:span text:style-name="Strong_20_Emphasis"/></text:p>
      <text:p text:style-name="Text_20_body"><text:span text:style-name="Strong_20_Emphasis">2º) </text:span>Analiza tus<text:span text:style-name="Strong_20_Emphasis"> puntos fuertes y débiles: </text:span></text:p>
      <text:p text:style-name="Text_20_body">a) ¿Qué tipo de <text:span text:style-name="Strong_20_Emphasis">competencias </text:span>buscan estas ofertas? Distingue entre hard skills (habilidades del puesto) y soft skills (competencias personales y sociales). ¿Crees que dispondrás de las <text:span text:style-name="Strong_20_Emphasis">suficientes competencias</text:span> para asumir esas funciones o tareas cuando termines el ciclo de FP o te hará falta alguna <text:span text:style-name="Strong_20_Emphasis">formación extra</text:span>? En su caso, ¿cuál en concreto?</text:p>
      <text:p text:style-name="P6">Pienso yo que lo que mas busca este tipo de trabajos es una buena base por la que partir en sentido de hard skill mientras que soft will veo que lo que mejor compensa es una gran adaptibilidad ante diversas situaciones</text:p>
      <text:p text:style-name="P6"/>
      <text:p text:style-name="P6"/>
      <text:p text:style-name="P6"/>
      <text:p text:style-name="P6"/>
      <text:p text:style-name="P5"><text:soft-page-break/>b) ¿Cuáles son los <text:span text:style-name="Strong_20_Emphasis">requisitos de contratación</text:span> que más se repiten? ¿Cuáles son los que <text:span text:style-name="Strong_20_Emphasis">sueles cumplir</text:span>? ¿Qué encuentras que te <text:span text:style-name="Strong_20_Emphasis">falta habitualmente </text:span>para cumplir con esos requisitos?</text:p>
      <text:p text:style-name="P6">Tener FP (Estoy a principios de el segundo año de grado medio)</text:p>
      <text:p text:style-name="P6">Experiencia (Me falta nunca he trabajado)</text:p>
      <text:p text:style-name="P6">Conocimientos específicos técnicos (Lo mismo que el anterior me falta conocimientos)</text:p>
      <text:p text:style-name="P6">Movilidad (Bastante dificil ya que no tengo un medio de transporte propio)</text:p>
      <text:p text:style-name="P5"/>
      <text:p text:style-name="Text_20_body">c) ¿Cuáles son las <text:span text:style-name="Strong_20_Emphasis">condiciones laborales que más se repiten</text:span>? ¿Aceptarías esas <text:span text:style-name="Strong_20_Emphasis">jornadas </text:span>o no? ¿Por qué? ¿Aceptarías esos <text:span text:style-name="Strong_20_Emphasis">salarios </text:span>o no? ¿Por qué? ¿Cuánto quisieras ganar? </text:p>
      <text:p text:style-name="P6">Jornada completa (Me parece correcto)</text:p>
      <text:p text:style-name="P5"><text:span text:style-name="T2">Salarios de 16000 a 21000 brutos (No tengo ninguna discrepancia) </text:span></text:p>
      <text:p text:style-name="P5"/>
      <text:p text:style-name="Text_20_body">d) ¿Cómo destacarías si fueras a una entrevista para esa oferta? Piensa en <text:span text:style-name="Strong_20_Emphasis">tus fortalezas</text:span> y <text:span text:style-name="Strong_20_Emphasis">cómo podrías presentarlas</text:span>. </text:p>
      <text:p text:style-name="P6">Mostraría mis módulos cursados</text:p>
      <text:p text:style-name="P6">Hablaría de mi motivación</text:p>
      <text:p text:style-name="P5"><text:span text:style-name="T2">Resaltaría mis softskills</text:span></text:p>
      <text:p text:style-name="Text_20_body">3º) "<text:span text:style-name="Strong_20_Emphasis">Tu curriculum lo va a leer una máquina</text:span>". Cuando se sube un curriculum a una oferta de trabajo en un portal de empleo, por ejemplo InfoJobs, la plataforma tiene detrás una aplicación <text:span text:style-name="Strong_20_Emphasis">ATS que filtrarán palabras clave como adecuadas</text:span> para que pases ese primer filtro. Por eso veras que la plataforma te devuelve la información de que tu currículum es coincidente con la oferta por ejemplo con un 80% o 60%. ¿Cuáles crees que podrían ser las <text:span text:style-name="Strong_20_Emphasis">5 palabras clave</text:span> de cada oferta de trabajo? ¿Las cumples o no? </text:p>
      <text:p text:style-name="P5"><text:span text:style-name="T2">a) Seguridad electrónica , Instalación de alarmas, Mantenimiento , FP , Salarios</text:span></text:p>
      <text:p text:style-name="P6">b) Grado superior , Experiencia ,Soporte Técnico ,Usuarios</text:p>
      <text:p text:style-name="P6">c) FP, Experiencia ,Soporte, Presencial, Conocimientos básicos </text:p>
      <text:p text:style-name="P5"/>
      <text:p text:style-name="Text_20_body">4º) Si se indica el nombre de la empresa <text:span text:style-name="Strong_20_Emphasis">investiga sobre esa empresa</text:span> en su web o redes sociales:</text:p>
      <text:p text:style-name="Text_20_body">a) ¿Cuáles son sus principales productos o servicios? </text:p>
      <text:p text:style-name="P6">a</text:p>
      <text:p text:style-name="Text_20_body">sistemas de seguridad electrónica, alarmas, monitorización de inmuebles, protección, mantenimiento. Imagen: profesional, reputada, con exigencia técnica, posiblemente buenos procedimientos </text:p>
      <text:p text:style-name="Text_20_body"/>
      <text:p text:style-name="Text_20_body"/>
      <text:p text:style-name="Text_20_body"><text:soft-page-break/>b) ¿Qué imagen te da la empresa para trabajar en ella? </text:p>
      <text:p text:style-name="P3">B y c</text:p>
      <text:p text:style-name="P3"/>
      <text:p text:style-name="P3">no se mencionan nombres grandes claramente, parecen empresas locales o roles internos de empresas de servici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11T21:42:51.677000000</meta:creation-date>
    <dc:date>2025-09-11T22:13:51.615000000</dc:date>
    <meta:editing-duration>PT31M1S</meta:editing-duration>
    <meta:editing-cycles>1</meta:editing-cycles>
    <meta:document-statistic meta:table-count="3" meta:image-count="0" meta:object-count="0" meta:page-count="5" meta:paragraph-count="81" meta:word-count="970" meta:character-count="6786" meta:non-whitespace-character-count="5837"/>
    <meta:generator>LibreOffice/7.5.0.3$Windows_X86_64 LibreOffice_project/c21113d003cd3efa8c53188764377a8272d9d6de</meta:generator>
  </office:meta>
</office:document-meta>
</file>